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bcf7" officeooo:paragraph-rsid="0016bcf7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6bcf7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1ba2" officeooo:paragraph-rsid="00171ba2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946" officeooo:paragraph-rsid="00185946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85d53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94e08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a76f" officeooo:paragraph-rsid="0018a76f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94e08" officeooo:paragraph-rsid="00194e08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a19e5" officeooo:paragraph-rsid="001a19e5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6bcf7" officeooo:paragraph-rsid="0016bcf7"/>
    </style:style>
    <style:style style:name="T1" style:family="text">
      <style:text-properties officeooo:rsid="0016bcf7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8a76f"/>
    </style:style>
    <style:style style:name="T5" style:family="text">
      <style:text-properties officeooo:rsid="00194e0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Здесь будет некоторая теория по математическому анализу, необходимая для проекта.</text:p>
      <text:p text:style-name="P1"/>
      <text:p text:style-name="P1">1. Сходимость функционального ряда.</text:p>
      <text:p text:style-name="P1">Функциональный ряд </text:p>
      <text:p text:style-name="P1"><draw:frame draw:style-name="fr1" draw:name="Object1" text:anchor-type="as-char" svg:y="-0.2201in" svg:width="1.1098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2807in" svg:width="1.1764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- частичная сумма функционального ряда.</text:p>
      <text:p text:style-name="P1"/>
      <text:p text:style-name="P2"><text:span text:style-name="T1">Сходимость в матане – это наличие конечного предела у числовой последовательности, суммы бесконечного ряда, несобственного интеграла или бесконечного произведения.</text:span></text:p>
      <text:p text:style-name="P1">Ряд называется сходящимся поточечно, если последовательность S<text:span text:style-name="T2">n</text:span><text:span text:style-name="T3">(x) его частичных сумм сходится поточечно.</text:span></text:p>
      <text:p text:style-name="P1"><text:span text:style-name="T3">Ряд называется сходящимся поточечно, если последовательность S</text:span><text:span text:style-name="T2">n</text:span><text:span text:style-name="T3">(x) его частичных сумм сходится поточечно.</text:span></text:p>
      <text:p text:style-name="P1"><text:span text:style-name="T3"/></text:p>
      <text:p text:style-name="P1"><text:span text:style-name="T3">Необходимое условие сходимости функционального ряда.</text:span></text:p>
      <text:p text:style-name="P1"><text:span text:style-name="T3"/></text:p>
      <text:p text:style-name="P1"><text:span text:style-name="T3"><draw:frame draw:style-name="fr1" draw:name="Object3" text:anchor-type="as-char" svg:y="-0.152in" svg:width="3.748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3">Строго говоря, при стремлении Un(x) n к бесконечности, отдельный член суммы должен стремиться к 0, тогда сумма S(x) будет стремиться к f(x).</text:span></text:p>
      <text:p text:style-name="P1"><text:span text:style-name="T3"/></text:p>
      <text:p text:style-name="P1"><text:span text:style-name="T3">2. Признак Дирихле.</text:span></text:p>
      <text:p text:style-name="P1"><text:span text:style-name="T3">Функциональный ряд</text:span><text:span text:style-name="T3"><draw:frame draw:style-name="fr1" draw:name="Object4" text:anchor-type="as-char" svg:y="-0.2201in" svg:width="1.4917in" svg:height="0.3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сходится равномерно, если:</text:span></text:p>
      <text:p text:style-name="P1"><text:span text:style-name="T3">1. последовательность действительнозначных функций ak(x) монотонна.</text:span></text:p>
      <text:p text:style-name="P3"><text:span text:style-name="T3">2. частичные суммы uk(x) равномерно ограничены.</text:span></text:p>
      <text:p text:style-name="P3"><text:span text:style-name="T3"/></text:p>
      <text:p text:style-name="P4"><text:span text:style-name="T3">3. Разложение функции в ряд Фурье </text:span><text:span text:style-name="T4">на периоде [-п, п]</text:span><text:span text:style-name="T3">.</text:span></text:p>
      <text:p text:style-name="P7"><text:span text:style-name="T3">Рассмотрим некоторую функцию y = f(x), которая определена по крайней мере на промежутке [-п, п]. Если функция интегрируема на этом промежутке, то ее можно разложить в ряд Фурье. Условия интегрируемости на отрезке соблюдаются, если функция непрерывна на нем (Достаточное условие). Если функция интегрируема на отрезке, то она ограничена на нем (Необходимое условие).</text:span></text:p>
      <text:p text:style-name="P4"><text:span text:style-name="T3">Итак, формула для разложения функции в ряд фурье</text:span></text:p>
      <text:p text:style-name="P4"><draw:frame draw:style-name="fr1" draw:name="Object5" text:anchor-type="as-char" svg:y="-0.2689in" svg:width="2.4299in" svg:height="0.4374in" draw:z-index="4"><draw:object xlink:href="./Object 5" xlink:type="simple" xlink:show="embed" xlink:actuate="onLoad"/><draw:image xlink:href="./ObjectReplacements/Object 5" xlink:type="simple" xlink:show="embed" xlink:actuate="onLoad"/></draw:frame>,</text:p>
      <text:p text:style-name="P5">где коэфициенты вычисляются по формулам:</text:p>
      <text:p text:style-name="P5"><draw:frame draw:style-name="fr1" draw:name="Object6" text:anchor-type="as-char" svg:y="-0.2437in" svg:width="1.1665in" svg:height="0.370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ct7" text:anchor-type="as-char" svg:y="-0.2437in" svg:width="1.7075in" svg:height="0.370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ct8" text:anchor-type="as-char" svg:y="-0.2437in" svg:width="1.6827in" svg:height="0.370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Таким оразом мы разложим функцию f(x) на тригонометрические функции, полином, составленный из которых, будет сходится к функции f(x).</text:p>
      <text:p text:style-name="P5"/>
      <text:p text:style-name="P5"/>
      <text:p text:style-name="P5"/>
      <text:p text:style-name="P5"/>
      <text:p text:style-name="P7"><text:soft-page-break/>4. <text:s/><text:span text:style-name="T5">Разложение функции в ряд Фурье на произвольном периоде.</text:span></text:p>
      <text:p text:style-name="P8">Для произвольного периода разложения T=2l, где l – любое положительное целое число сохраняются те же условия для разложения, но меняются некоторые формулы.</text:p>
      <text:p text:style-name="P8"><draw:frame draw:style-name="fr1" draw:name="Object9" text:anchor-type="as-char" svg:y="-0.2689in" svg:width="2.7307in" svg:height="0.437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где коэфициенты вычисляются по формулам:</text:p>
      <text:p text:style-name="P6"><draw:frame draw:style-name="fr1" draw:name="Object11" text:anchor-type="as-char" svg:y="-0.2925in" svg:width="1.1252in" svg:height="0.4717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"><draw:frame draw:style-name="fr1" draw:name="Object12" text:anchor-type="as-char" svg:y="-0.2925in" svg:width="1.8165in" svg:height="0.4717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<draw:frame draw:style-name="fr1" draw:name="Object10" text:anchor-type="as-char" svg:y="-0.2925in" svg:width="1.7917in" svg:height="0.471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Алгоритм и принцип решения остаются тем же.</text:p>
      <text:p text:style-name="P8"/>
      <text:p text:style-name="P9">3. Разложение в ряд фурье четных и нечетных функций.</text:p>
      <text:p text:style-name="P9">Для четных функций можно обнулить коэфициент bn</text:p>
      <text:p text:style-name="P9">Для нечетных функций можно обнулить коэфициент 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2:42:50.689997845</meta:creation-date>
    <dc:date>2021-09-15T20:00:09.625969530</dc:date>
    <meta:editing-duration>PT6H54M26S</meta:editing-duration>
    <meta:editing-cycles>6</meta:editing-cycles>
    <meta:generator>LibreOffice/6.4.6.2$Linux_X86_64 LibreOffice_project/40$Build-2</meta:generator>
    <meta:document-statistic meta:table-count="0" meta:image-count="0" meta:object-count="12" meta:page-count="2" meta:paragraph-count="35" meta:word-count="268" meta:character-count="2001" meta:non-whitespace-character-count="175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f(x) = sum from{ n=1 } to { infinity } u_k( x)</annotation>
  </semantics>
</math>
</file>

<file path=Object 10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b_n = 1 over l int from { -l } to { l } f( x ) sin({%pi nx} over {l}) dx</annotation>
  </semantics>
</math>
</file>

<file path=Object 11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l int from { -l } to { l } f( x )dx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a_n = 1 over l int from { -l } to { l } f( x ) cos({%pi nx} over {l}) dx</annotation>
  </semantics>
</math>
</file>

<file path=Object 2/content.xml><?xml version="1.0" encoding="utf-8"?>
<math xmlns="http://www.w3.org/1998/Math/MathML" display="block">
  <semantics>
    <mrow>
      <msub>
        <mi>S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S_n(x) = sum from{ n=1 } to { n } u_k( x)</annotation>
  </semantics>
</math>
</file>

<file path=Object 3/content.xml><?xml version="1.0" encoding="utf-8"?>
<math xmlns="http://www.w3.org/1998/Math/MathML" display="block">
  <semantics>
    <mrow>
      <mo stretchy="false">∀</mo>
      <mi mathvariant="italic">eps</mi>
      <mtext> </mtext>
      <mo stretchy="false">∃</mo>
      <msub>
        <mi>n</mi>
        <mn>0</mn>
      </msub>
      <mrow>
        <mrow>
          <mo fence="true" stretchy="false">(</mo>
          <mrow>
            <mi mathvariant="italic">eps</mi>
          </mrow>
          <mo fence="true" stretchy="false">)</mo>
        </mrow>
        <mo stretchy="false">∈</mo>
        <mi>E</mi>
      </mrow>
      <mi mathvariant="normal">:</mi>
      <mtext> </mtext>
      <mo stretchy="false">∀</mo>
      <mrow>
        <mi>x</mi>
        <mo stretchy="false">∈</mo>
        <mi>X</mi>
      </mrow>
      <mi>,</mi>
      <mtext> </mtext>
      <mo stretchy="false">∀</mo>
      <mrow>
        <mi>n</mi>
        <mo stretchy="false">&gt;</mo>
        <msub>
          <mi>n</mi>
          <mn>0</mn>
        </msub>
      </mrow>
      <mtext>    |</mtext>
      <msub>
        <mi>u</mi>
        <mi>n</mi>
      </msub>
      <mrow>
        <mo fence="true" stretchy="false">(</mo>
        <mrow>
          <mi>x</mi>
        </mrow>
        <mo fence="true" stretchy="false">)</mo>
      </mrow>
      <mrow>
        <mtext>|</mtext>
        <mo stretchy="false">&lt;</mo>
        <mi mathvariant="italic">eps</mi>
      </mrow>
    </mrow>
    <annotation encoding="StarMath 5.0">forall eps " " exists n_0( eps ) in E : " " forall x in X, " " forall n &gt; n_0 "    |" u_n(x) "|" &lt; eps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a</mi>
            <mi>k</mi>
          </msub>
        </mrow>
      </mrow>
      <mrow>
        <mo fence="true" stretchy="false">(</mo>
        <mrow>
          <mi>x</mi>
        </mrow>
        <mo fence="true" stretchy="false">)</mo>
      </mrow>
      <msub>
        <mi>u</mi>
        <mi>k</mi>
      </msub>
      <mrow>
        <mo fence="true" stretchy="false">(</mo>
        <mrow>
          <mi>x</mi>
        </mrow>
        <mo fence="true" stretchy="false">)</mo>
      </mrow>
    </mrow>
    <annotation encoding="StarMath 5.0">f(x) = sum from{ n=1 } to { infinity } a_k(x)u_k( x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i mathvariant="italic">nx</mi>
          </mrow>
          <mo fence="true" stretchy="false">)</mo>
        </mrow>
        <mo stretchy="false">⋅</mo>
        <msub>
          <mi>b</mi>
          <mi>n</mi>
        </msub>
      </mrow>
      <mi>sin</mi>
      <mrow>
        <mo fence="true" stretchy="false">(</mo>
        <mrow>
          <mi mathvariant="italic">nx</mi>
        </mrow>
        <mo fence="true" stretchy="false">)</mo>
      </mrow>
    </mrow>
    <annotation encoding="StarMath 5.0">f( x ) sim a_0 over 2 + sum from { n=1 } to { infinity } a_n cos( nx ) cdot b_n sin( nx ) </annotation>
  </semantics>
</math>
</file>

<file path=Object 6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%pi int from { -%pi } to { %pi } f( x )dx</annotation>
  </semantics>
</math>
</file>

<file path=Object 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a_n = 1 over %pi int from { -%pi } to { %pi } f( x ) cos(nx) dx</annotation>
  </semantics>
</math>
</file>

<file path=Object 8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b_n = 1 over %pi int from { -%pi } to { %pi } f( x ) sin(nx) dx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frac>
              <mrow>
                <mi>π</mi>
                <mi mathvariant="italic">nx</mi>
              </mrow>
              <mi>l</mi>
            </mfrac>
          </mrow>
          <mo fence="true" stretchy="false">)</mo>
        </mrow>
        <mo stretchy="false">⋅</mo>
        <msub>
          <mi>b</mi>
          <mi>n</mi>
        </msub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</mrow>
    <annotation encoding="StarMath 5.0">f( x ) sim a_0 over 2 + sum from { n=1 } to { infinity } a_n cos( {%pi nx} over {l} ) cdot b_n sin( {%pi nx} over {l} ) </annotation>
  </semantics>
</math>
</file>